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00000060827E9DB3066ADD09A.jpg" manifest:media-type="image/jpeg"/>
  <manifest:file-entry manifest:full-path="Pictures/10000001000002DA00000171FC3765AB5B9FAD57.png" manifest:media-type="image/png"/>
  <manifest:file-entry manifest:full-path="Pictures/10000000000008DC00000C901FF9D4E1F63B7D36.jpg" manifest:media-type="image/jpeg"/>
  <manifest:file-entry manifest:full-path="Pictures/1000000000000C01000001AF06D440CE21E34660.jpg" manifest:media-type="image/jpeg"/>
  <manifest:file-entry manifest:full-path="Pictures/10000001000002DA00000171F91EBD88B31128A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7.5cm, 11cm, 1.262cm, 0cm)" draw:image-opacity="100%" style:mirror="none"/>
    </style:style>
    <style:style style:name="gr2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7.645cm, 17.001cm, 1.117cm, 0cm)" draw:image-opacity="100%" style:mirror="none"/>
    </style:style>
    <style:style style:name="gr5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4.532cm, 0cm, 29.832cm, 0cm)" draw:image-opacity="100%" style:mirror="none"/>
    </style:style>
    <style:style style:name="pr1" style:family="presentation" style:parent-style-name="기본값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draw:style-name="gr1" draw:text-style-name="P1" draw:layer="layout" svg:width="24.956cm" svg:height="2.999cm" svg:x="0.544cm" svg:y="4cm">
          <draw:image xlink:href="Pictures/10000001000002DA00000171F91EBD88B31128A9.png" xlink:type="simple" xlink:show="embed" xlink:actuate="onLoad" draw:mime-type="image/png">
            <text:p/>
          </draw:image>
        </draw:frame>
        <draw:frame draw:style-name="gr2" draw:text-style-name="P1" draw:layer="layout" svg:width="27.999cm" svg:height="3.926cm" svg:x="0.001cm" svg:y="0.574cm">
          <draw:image xlink:href="Pictures/1000000000000C01000001AF06D440CE21E34660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frame draw:style-name="gr2" draw:text-style-name="P1" draw:layer="layout" svg:width="10.753cm" svg:height="15.249cm" svg:x="1.247cm" svg:y="0.251cm">
          <draw:image xlink:href="Pictures/10000000000008DC00000C901FF9D4E1F63B7D36.jpg" xlink:type="simple" xlink:show="embed" xlink:actuate="onLoad" draw:mime-type="image/jpeg">
            <text:p/>
          </draw:image>
        </draw:frame>
        <draw:frame draw:style-name="gr4" draw:text-style-name="P1" draw:layer="layout" svg:width="6.941cm" svg:height="2.999cm" svg:x="13cm" svg:y="1cm">
          <draw:image xlink:href="Pictures/10000001000002DA00000171FC3765AB5B9FAD5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frame draw:style-name="gr2" draw:text-style-name="P1" draw:layer="layout" svg:width="10.753cm" svg:height="15.249cm" svg:x="1.247cm" svg:y="0.251cm">
          <draw:image xlink:href="Pictures/10000000000008DC00000C901FF9D4E1F63B7D36.jpg" xlink:type="simple" xlink:show="embed" xlink:actuate="onLoad" draw:mime-type="image/jpeg">
            <text:p/>
          </draw:image>
        </draw:frame>
        <draw:frame draw:style-name="gr5" draw:text-style-name="P1" draw:layer="layout" svg:width="14.689cm" svg:height="4.999cm" svg:x="12.312cm" svg:y="0.501cm">
          <draw:image xlink:href="Pictures/10000000000002D00000060827E9DB3066ADD09A.jpg" xlink:type="simple" xlink:show="embed" xlink:actuate="onLoad" draw:mime-type="image/jpe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6T15:12:00.775628927</meta:creation-date>
    <dc:date>2024-03-26T15:58:36.464409056</dc:date>
    <meta:editing-duration>PT31M42S</meta:editing-duration>
    <meta:editing-cycles>1</meta:editing-cycles>
    <meta:document-statistic meta:object-count="33"/>
    <meta:generator>LibreOffice/7.3.7.2$Linux_X86_64 LibreOffice_project/30$Build-2</meta:generator>
  </office:meta>
</office:document-meta>
</file>